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paragraph-properties fo:break-before="page"/>
    </style:style>
    <style:style style:name="P3"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s pensées perdues entre la frustration de s'être trompé de chemin, le dégoût qu'il éprouvait pour ce graffiti si impur gribouillé sur le panneau et la curiosité de savoir où il se trouvait, Edward ne remarqua pas le moins du monde l'arrivée d'une inconnue dans son dos. Pour être précis, le blondin était en train d'essayer de reconstituer le chemin qu'il avait effectué pour arriver jusqu'ici, dans ce parc qu'il ne connaissait pas, depuis l'horrible maison qu'il avait vue quelques blocs plus tôt. C'était plus difficile qu'il n'y paraissait. L'adolescent avait une tendance assez prononcée à occulter complètement son environnement lorsqu'il partait comme ça dans ses délires. Assez étonnamment, ce dernier parvint tout de même à entendre ce que la jeune femme lui demandait. Il se tourna vers elle, un air mi-blasé, mi-distrait figé sur son visage.</text:p>
      <text:p text:style-name="Standard"/>
      <text:p text:style-name="Standard">-Mmh... Mouais, j'sais pas, peut-être. En tout cas je suis pas où je voulais aller.</text:p>
      <text:p text:style-name="Standard"/>
      <text:p text:style-name="Standard">Son regard fuyant et le ton absent de sa voix montraient sans équivoque que, bien que le garçon ait daigné répondre à Lenna, il ne se sentait pas vraiment concerné par la conversation. Edward avait le faciès emprunt d'un ennui profond. A l'heure qu'il était, son train devait déjà être parti. Cela repoussait son départ d'au moins une heure et demie, étant donné la fréquence de passage de ce genre de trains de banlieue. Ceci dit, la demoiselle qui l'avait interpellé ne semblait pas particulièrement ravie non plus. Les traits du front plissés, il semblait que plus que l'altruisme, c'était la curiosité qui l'avait poussée à venir proposer son aide au garçon aux yeux verts.</text:p>
      <text:p text:style-name="Standard"/>
      <text:p text:style-name="Standard">-C'est quoi ce parc ?</text:p>
      <text:p text:style-name="P1">Tout en prêtant une oreille distraite aux réponses de la demoiselle qui venait de l’accoster, Edward observait l’environnement dans lequel il se trouvait. Il en était certain maintenant, il ne connaissait absolument pas cet endroit. Qu’est-ce qui avait bien pu lui prendre pour qu’il se retrouve aussi loin de sa destination originelle ? Maudissant intérieurement son handicap pour lui faire perdre toujours plus de temps, le blondin lâcha un profond soupir de lassitude. Celui-ci ne s’adressait pas à Lenna –dont il avait plus ou moins déjà oublié la présence, mais pouvait aisément être pris pour une réaction agressive à son égard, bien que ce ne soit absolument pas l’intention de notre garçon. Celui-ci haussa un sourcil d’un air de dire « c’est pas faux. » lorsque la demoiselle aux cheveux noirs de jais lui rappeler la définition d’être perdu, mais n’ajouta rien.</text:p>
      <text:p text:style-name="Text_20_body"/>
      <text:p text:style-name="Text_20_body">Il réagit cependant un peu plus franchement lorsqu’elle lui indiqua que la gare se trouvait dans le quartier Est –alors qu’ils se trouvaient actuellement dans le Nord. Edward lâcha un « Quoi ? » sonore signifiant ainsi sa surprise, avant d’inspirer profondément les yeux clos pour essayer de retrouver son calme. C’était encore pire qu’il ne l’imaginait. De manière totalement incontrôlée, sa bouche se fendit d’un large sourire et un petit rire amusé s’échappa de ses lèvres. Si sa mère était là, elle lui dirait probablement qu’un jour, il oublierait sa tête.</text:p>
      <text:p text:style-name="Text_20_body"/>
      <text:p text:style-name="Text_20_body">-Ok, peut-être que je suis perdu.</text:p>
      <text:p text:style-name="Text_20_body"/>
      <text:p text:style-name="Text_20_body">Cet aveu était tout autant destiné à Lenna qu’à lui-même. Son problème était que non seulement il ne prêtait pas attention à ce qu’il faisait, mais qu’il s’enfermait ensuite dans une spirale de distractions ne faisant qu’aggraver sa situation. Admettre qu’il était perdu et se concentrer sur la recherche d’une solution étaient déjà un premier pas vers la résolution de son problème, premier pas qu’il ne faisait pas toujours… Edward se mit en quête d’un plan ou d’une indication quelconque lui permettant de retrouver son chemin lorsque sa camarade du jour l’interpella de nouveau, lui demandant si tout allait bien. Le blondin tourna une nouvelle fois son regard vers elle, ses paupières battant à un rythme un peu trop élevé l’espace d’un instant. C’est alors qu’il remarqua qu’elle n’était pas chaudement vêtue. Les températures étaient certes douces pour la saison, mais il ne faisait pas vingt degrés non plus. Occultant une fois encore complètement la question qui lui avait été posée, Edward pencha la tête sur le côté en reprenant la parole.</text:p>
      <text:p text:style-name="Text_20_body"/>
      <text:p text:style-name="Text_20_body">-Vous venez souvent ici ?</text:p>
      <text:p text:style-name="P1">Il fallut quelques secondes à Lenna pour répondre à sa question, visiblement un peu décontenancée par la teneur des interventions d'Edward, qui ne ratait pas une occasion de s'afficher. La jeune femme lui répondit finalement par l'affirmative, lui tirant un large sourire. Il allait peut-être pouvoir rentrer chez lui après tout. Cependant, alors qu'il s'apprêtait à se mettre en route, le garçon constata que sa camarade du jour ne faisait elle pas mine de bouger. Il se rendit alors compte qu'elle n'avait jamais dit qu'elle l'accompagnerait sur le chemin de la gare. Une petite moue ennuyée s'installa fugacement sur son visage. Allait-il devait lui demander explicitement de venir ? Ou au moins de lui expliquer le chemin. Heureusement pour sa patience et pour ma capacité à écrire un post sans contenu, Lenna se mit enfin à marcher vers l'une des sorties du parc, l'intimant de la suivre. Edward s'exécuta avec un sourire jusqu'aux oreilles.</text:p>
      <text:p text:style-name="Text_20_body"/>
      <text:p text:style-name="Text_20_body">-Cool, merci !</text:p>
      <text:p text:style-name="Text_20_body"/>
      <text:p text:style-name="Text_20_body">Les deux jeunes gens prirent ainsi la direction de la gare d'un pas tranquille. La demoiselle continua même la conversation, à la surprise d'Edward étant donné qu'elle paraissait bien ennuyée par la situation. Sur un ton maternel, elle lui suggéra d'acheter un plan de la ville. Celui-ci s'apprêtait à répondre lorsque son attention fut à nouveau drainée ailleurs. La nuit tombant, les éclairages automatiques du parc s'allumaient petit à petit. Même si le soleil donnait encore sur Palema, l'ensemble du système était géré à l'aide d'une minuterie, et les lampadaires se mettaient en marche tous les jours à une heure précise. Ce qui attira l'attention de notre blondin fut l'un des candélabres, ceux qui possédaient plusieurs ampoules disposées en cercle au sommet d'un poteau. Mais là, ce fut le drame à ses yeux : l'une des lampes ne s'était pas allumée. Edward se figea devant cet horrifique spectacle, un désagréable picotement lui avait saisi l'échine dorsale. Cette ampoule éteinte, c'était toute l'harmonie du lampadaire qu'il s'éteignait avec elle. Il y avait un trou béant dans le cercle lumineux, et le garçon se demanda comment les passants pouvaient ne pas le voir.</text:p>
      <text:p text:style-name="Text_20_body"/>
      <text:p text:style-name="Text_20_body">-Vous croyez ? Je vais y réfléchir alors... Attendez-moi une seconde.</text:p>
      <text:p text:style-name="Text_20_body"/>
      <text:p text:style-name="Text_20_body">Edward bifurqua soudainement en direction dudit lampadaire d'un pas décidé. Son regard était fixé sur cette ampoule éteinte et le garçon semblait comme hypnotisé, incapable d'en détacher les yeux. Arrivé au pied du poteau, il l'entoura de ses bras et de ses jambes et entreprit de l'escalader. Une fois en haut, l'adolescent sortit un tournevis (yep.) de son sac de cours et commença à dévisser l'ampoule en question. Après une série de grognements et de murmures de réflexion, Edward se remit à parler en direction de Lenna, toujours accroché en haut de son perchoir.</text:p>
      <text:p text:style-name="Text_20_body"/>
      <text:p text:style-name="Text_20_body">-C'est bien ce que je pensais, l'ampoule a grillé. Vous auriez pas une ampoule avec vous, par hasard ?</text:p>
      <text:p text:style-name="P1">Toujours agrippé à son perchoir improvisé, Edward n'écouta qu'à moitié la réponse de Lenna, bien trop préoccupé par son problème d'une importance capitale. Il fallait absolument qu'il trouve un moyen de remettre en marche cette lampe. Le cratère béant généré par l'absence de lumière à cet endroit précis avait transformé ce qui devait être un cercle lumineux parfait en une immonde atrocité, une géométrie difforme dépourvue de toute harmonie, de toute élégance. C'était sa Némésis, l'une des rares choses à pouvoir le faire sortir de ses gonds : un objet ou une forme supposé être symétrique, harmonieux, continu et qui ne l'était plus. S'il n'en montrait aucun signe extérieur, le garçon était en train de devenir fou. Un affreux picotement lui démangeait le cerveau, et il savait que celui-ci ne disparaîtrait lorsque son problème aurait disparu, si bien que, lui qui d'ordinaire était incapable de maintenir son attention plus de quelques secondes était à présent obsédé par une pauvre ampoule grillée.</text:p>
      <text:p text:style-name="Text_20_body"/>
      <text:p text:style-name="Text_20_body">Tout en réfléchissant à un moyen de résoudre sa situation, Edward lâchait de temps en temps une phrase, exprimant une idée ou jurant à propos du manque d'entretien des parcs publics. Ces paroles, bien que prononcées à voix hautes, ne semblaient s'adresser à personne en particulier. Le blondin semblait avoir une fois encore oublié tout son environnement, et il lui fallu une bonne trentaine de secondes et une seconde intervention de sa part pour qu'il réalise que Lenna avait bien répondu à sa question. Heureusement d'ailleurs que celle-ci avait précisé l'ironie de sa première phrase sans quoi Edward aurait pu penser que la jeune femme transportait effectivement un jeu d'ampoules avec elle. Sans un regard pour la Seraph, ce dernier reprit la parole.</text:p>
      <text:p text:style-name="Text_20_body"/>
      <text:p text:style-name="Text_20_body">-Malheureusement, je ne pense pas pouvoir laisser ce lampadaire dans cet état...</text:p>
      <text:p text:style-name="Text_20_body"/>
      <text:p text:style-name="Text_20_body">A peine Edward eut-il terminé sa phrase qu'un puissant coup de sifflet retentit dans le parc. A une petite cinquantaine de mètres des deux jeunes gens, l'un des gardiens du parc s'avançait en courant -ou plutôt trottinant- dans leur direction, un air colérique visible même à cette distance sur le visage. C'était un monsieur entre deux âges doté d'un embonpoint proéminent, dont les joues avaient rosi suite à l'effort qu'il était en train de produire -et peut-être un peu aussi à cause de l'emportement. Après avoir brièvement levé les yeux de son casse-tête à l'écoute du sifflement, Edward retourna à sa tâche sans y prêter plus attention, jusqu'à ce que le gardien arrive à leur hauteur et l'interpelle.</text:p>
      <text:p text:style-name="Text_20_body"/>
      <text:p text:style-name="Text_20_body">-Hep, vous là ! Qu'est-ce que vous faites ? Descendez tout de suite !</text:p>
      <text:p text:style-name="Text_20_body"/>
      <text:p text:style-name="Text_20_body">-Non, répondit simplement le blondin sans même prendre la peine de se retourner pour regarder son interlocuteur.</text:p>
      <text:p text:style-name="Text_20_body"/>
      <text:p text:style-name="Text_20_body">Le gardien, qui semblait pourtant déjà à bout, commençait à fulminer. Edward quant à lui ne fit même pas mine de descendre de son perchoir de fer. Ce n'était pas la première fois qu'il se confrontait à une autorité locale en voulant rétablir l'équilibre, et sûrement pas la dernière. Avec le temps, il avait appris à éprouver leur patience et à tirer sur la corde. Cependant, si lui n'avait rien à faire des conséquences de ses actes, ce n'était peut-être pas le cas de Lenna, vers qui l'agent se tourna ensuite.</text:p>
      <text:p text:style-name="Text_20_body"/>
      <text:p text:style-name="Text_20_body">-Il est avec vous ?</text:p>
      <text:p text:style-name="P1">L'espace de quelques secondes seulement, le gardien sembla lâcher la grappe de notre acrobate, qui écouta d'une oreille distraite la rapide conversation qu'il eut avec la jeune femme qui l'accompagnait. De manière assez attendue, celle-ci nia avoir un quelconque lien avec le blondin, qui ne s'en formalisa pas le moins du monde. Après tout, c'était la stricte vérité. Les deux jeunes gens se connaissaient depuis quelques minutes à peine, et il était évident que Lenna n'était en aucun cas responsable des actions d'Edward. Y avait-il seulement quelqu'un qui pouvait se targuer d'en être responsable ? Certainement pas le garçon lui-même qui, toujours perché en haut de son lampadaire, pencha la tête en arrière, plongeant son regard de jade dans celui de la Seraph.</text:p>
      <text:p text:style-name="Text_20_body"/>
      <text:p text:style-name="Text_20_body">-Ah tiens, c'est vrai ça ! Je m'appelle Edward, enchanté.</text:p>
      <text:p text:style-name="Text_20_body"/>
      <text:p text:style-name="Text_20_body">Tout en souriant allégrement, le susnommé acquiesça d'un franc signe de tête la déclaration de sa camarade d'infortune. Il n'y avait en effet pas un million de solutions pour le faire descendre de son perchoir ; soit y aller par la force brute, soit lui donner ce qu'il voulait. Il y avait assez peu de chances pour que le garçon décide de se raviser de son propre chef. L'imposant gardien sembla lui aussi comprendre la situation dans laquelle il s'était fourré et lâcha un nouveau soupir, visiblement épuisé d'avoir encore à faire à un fou furieux. Avec toute l'autorité dont il disposait, il se tourna à nouveau vers Edward.</text:p>
      <text:p text:style-name="Text_20_body"/>
      <text:p text:style-name="Text_20_body">-Descendez !</text:p>
      <text:p text:style-name="Text_20_body"/>
      <text:p text:style-name="Text_20_body">-Non.</text:p>
      <text:p text:style-name="Text_20_body"/>
      <text:p text:style-name="Text_20_body">-Si.</text:p>
      <text:p text:style-name="Text_20_body"/>
      <text:p text:style-name="Text_20_body">-Non.</text:p>
      <text:p text:style-name="Text_20_body"/>
      <text:p text:style-name="Text_20_body">-Mais alleeeeeeeez !</text:p>
      <text:p text:style-name="Text_20_body"/>
      <text:p text:style-name="Text_20_body">-Bon d'accord.</text:p>
      <text:p text:style-name="Text_20_body"/>
      <text:p text:style-name="Text_20_body">-C'est vrai ?!</text:p>
      <text:p text:style-name="Text_20_body"/>
      <text:p text:style-name="Text_20_body">-Non.</text:p>
      <text:p text:style-name="Text_20_body"/>
      <text:p text:style-name="Text_20_body">Ce cirque se poursuivit pendant quelques minutes jusqu'à ce que, à bout, le gardien tente une dernière chose.</text:p>
      <text:p text:style-name="Text_20_body"/>
      <text:p text:style-name="Text_20_body">-Mais de toute façon, où est-ce que vous voulez que je trouve une ampoule à cette heure-ci ? Tous les magasins sont fermés enfin !</text:p>
      <text:p text:style-name="Text_20_body"/>
      <text:p text:style-name="Text_20_body"><text:soft-page-break/>-N... Ah, euh tiens vous avez pas tort.</text:p>
      <text:p text:style-name="Text_20_body"/>
      <text:p text:style-name="Text_20_body">L'argument avait fait mouche, et même un esprit aussi buté que celui d'Edward devait admettre que, le soir étant tombé, ils n'avaient aucune chance de mettre la main sur un revendeur encore ouvert. Le blondin prit encore quelques secondes pour évaluer toutes les options puis consentit à descendre de mauvaise grâce. En bougonnant, il posa le pied à terre et retourna auprès de Lenna en traînant des pieds. Le gardien quant à lui se mit à afficher un large sourire débordant d'une auto-satisfaction insupportable. Il tourna les talons, reprenant sa ronde, et eut le temps de s'éloigner d'une dizaine de mètres... Avant de se retourner en sursaut, alerté par le bruit strident du verre qui se brise.</text:p>
      <text:p text:style-name="Text_20_body"/>
      <text:p text:style-name="Text_20_body">-Si cette lampe ne s'allume pas, alors aucune ne s'allumera.</text:p>
      <text:p text:style-name="Text_20_body"/>
      <text:p text:style-name="Text_20_body">Edward avait commencé à caillasser les ampoules restantes à l'aide de petits cailloux qu'il avait ramassés par terre. Il n'en restait qu'une seule debout -si je puis dire, lorsque que le sifflet du gardien retentit à nouveau, encore plus fort que la dernière fois, tandis que son propriétaire entamait un nouveau sprint dans leur direction. Mais cette fois-ci, le bibendum était en train d'appeler des renforts via son talkie-walkie. Peut-être que pour le coup, l'adolescent était allé un peu loin... Il prit un dernier instant pour ajuster son dernier tir et lança son projectile. Sans attendre de connaître le résultat de son jet, il attrapa la main de Lenna au vol et se mit à courir vers la sortie qu'ils cherchaient à atteindre avant leur mésaventure.</text:p>
      <text:p text:style-name="Text_20_body"/>
      <text:p text:style-name="Text_20_body">-Eh merde.</text:p>
      <text:p text:style-name="P1">A peine Edward s'était-il lancé dans sa course, Lenna lâcha sa main. L'adolescent s'arrêta un instant pour se retourner, de peur que la jeune femme ne l'abandonne. Étant donné que c'était la raison même de leur rencontre, le blondin aurait été bien embêté s'il devait retrouver son chemin par lui-même, qui plus est avec des gardiens aux fesses. Perdu au beau milieu du Quartier Nord, il n'aurait pas mis longtemps avant de se faire rattraper, et Dieu seul savait quels ennuis cette petite escapade au parc lui aurait valus.</text:p>
      <text:p text:style-name="Text_20_body"/>
      <text:p text:style-name="Text_20_body">Son visage se fendit cependant d'un large sourire en constatant que ce n'était pas pour lui fausser compagnie que Lenna s'était arrêtée, mais pour achever le travail d'anéantissement d'ampoules qu'il avait entamé quelques instants plus tôt, son dernier tir n'ayant pas fait mouche. Edward fut empli de joie en voyant le verre exploser dans un bruit caractéristique, plongeant l'entourage du lampadaire dans la pénombre, et fut pris d'un frisson de plaisir presque malsain en voyant que l'harmonie de ce cercle de lampes était de retour -faisant certes fi de sa fonction première d'éclairer, mais mettant ainsi un terme au picotement qui lui parcourait l'échine depuis plusieurs minutes maintenant.</text:p>
      <text:p text:style-name="Text_20_body"/>
      <text:p text:style-name="Text_20_body">Les deux jeunes gens se remirent à courir vers la sortie, tandis qu'Edward observait d'un œil agréablement surpris sa complice de fortune. Alors qu'au moment de leur rencontre à peine quelques minutes plus tôt celle-ci le traitait avec un ennui non dissimulé à la limite du mépris, voilà qu'elle se prenait à son petit jeu d'autiste, et se rendait même fautive aux yeux de la loi comme ça, pour le plaisir. Il sourit de plus belle, oubliant momentanément qu'ils étaient dans une situation plus que délicate. Lenna parvint à se remettre à sa hauteur et lui intima de le suivre. Après un rapidement haussement de sourcil, Edward acquiesça sans ralentir le pas.</text:p>
      <text:p text:style-name="Text_20_body"/>
      <text:p text:style-name="Text_20_body">-Ok, je vous suis ! … On va à la gare ?</text:p>
      <text:p text:style-name="Text_20_body"/>
      <text:p text:style-name="Text_20_body">Eh oui, car leur petit jeu avait beau être extrêmement amusant, Il ne fallait pas oublier l'objectif principal de notre garçon : réussir à rentrer chez lui. Cela ne semblait cependant vraiment pas être gagné...</text:p>
      <text:p text:style-name="P1">L'adolescent et sa camarade de fuite réussirent enfin à prendre une sortie du parc, le gardien sur leurs talons. Ils avaient perdu un certain temps à s'acharner sur cette ampoule et celui-ci avait gagné du terrain sur eux. Comme convenu, ce fut Lenna qui prit la tête du duo de fuyards et à peine eurent-ils franchi la grille qui les séparait de la rue qu'elle le tira vers la droite sans même ralentir sa course. En entendant un nouveau coup de sifflet dans l'autre direction, Edward tourna la tête pour s'apercevoir que les renforts de leur poursuivant commençaient à arriver, sous la forme d'un deuxième agent en uniforme qui semblait leur en vouloir au moins autant que le premier.</text:p>
      <text:p text:style-name="Text_20_body"/>
      <text:p text:style-name="Text_20_body">Il ne fallait pas que les deux jeunes gens traînent trop longtemps dans les parages donc, sous peine [strike]d'être changés en statue de sel[/strike] de se faire attraper et de rater définitivement le train de banlieue (et accessoirement être convoqué au poste, mais ceci n'est que peccadille). Le blondin espérait donc que Lenna avait un plan solide et une cachette discrète, et si possible relativement proche. Car les pathétiques capacités physiques d'Edward arrivaient d'ors et déjà à leur limite, ce dernier manquant cruellement d'entraînement. Ses poumons commençaient déjà à brûler et sa respiration se faisait plus saccadée, moins fluide.</text:p>
      <text:p text:style-name="Text_20_body"/>
      <text:p text:style-name="Text_20_body">Heureusement pour sa santé, leur course poursuite fut relativement brève, puisque après avoir bifurqué successivement plusieurs fois de manière rapprochée histoire de paumer leurs poursuivants, la jeune femme s'arrêta dans une ruelle un peu glauque. Les mains sur les genoux, haletant, Edward fit de même en cherchant des yeux une potentielle cachette. Alors qu'il se relevait difficilement, se préparant à demander à Lenna ce qu'elle avait en tête, celle-ci ouvrit la porte d'une benne et lui intima de monter dedans. L'adolescent s'arrêta net, ses yeux ébahis en entendant la proposition. </text:p>
      <text:p text:style-name="Text_20_body"/>
      <text:p text:style-name="Text_20_body">-Vous n'êtes pas séri...</text:p>
      <text:p text:style-name="Text_20_body"/>
      <text:p text:style-name="Text_20_body">Le garçon n'eut pas le temps de terminer sa phrase qu'il fut projeté dans la benne, et bascula à l'intérieur en poussant un cri assez peu viril, trop surpris pour faire quoi que ce soit. Il réussit même à se cogner au passage, s'entaillant superficiellement le front sur une plaie d'un bon centimètre de long.</text:p>
      <text:p text:style-name="Text_20_body"/>
      <text:p text:style-name="Text_20_body">-Ah, la bonne journée.</text:p>
      <text:p text:style-name="P1">L'odeur nauséabonde qui régnait dans la benne à ordures vint agresser les narines de notre blondin qui, il fallait bien l'avouer, avait légèrement laissé la situation lui échapper. Le fait qu'il en soit réduit à se cacher dans une poubelles avec une quasi-parfaite inconnue avec une sale entaille sur le front n'en était que la dernière preuve, mais il ne fallait pas oublier que tout était parti d'une maison que le garçon trouvait moche, qui l'avait déconnecté de la réalité, aboutissant à la succession d'événements que nous connaissons... Une fois encore, Edward maudit sa maladie qui le mettait souvent dans des positions comme celle-ci.</text:p>
      <text:p text:style-name="Text_20_body"/>
      <text:p text:style-name="Text_20_body">Pour l'heure, il fallait qu'il attende pendant une durée encore indéterminée au fond d'une benne en compagnie de la jeune femme dont il ignorait encore le nom. Cette dernière s'était introduit dans le container à sa suite puis les avait enfermés dedans, les plongeant ainsi dans une obscurité quasi totale, uniquement brisée par une fine raie lumineuse provenant d'un interstice visible sous le couvercle. Les yeux d'Edward mirent un certain temps à s'habituer au manque de visibilité et attendit sans bouger le temps d'y voir un peu plus clair. Au moment où il commençait à discerner un peu plus distinctement les formes qui l'entouraient, Lenna brisa le silence.</text:p>
      <text:p text:style-name="Text_20_body"/>
      <text:p text:style-name="Text_20_body">Contrairement à ce que le garçon espérait, la jeune femme ne lui annonça pas qu'ils avaient assez attendu. Elle émit une simple suggestion ; un conseil qui lui éviterait ce genre d'ennuis à l'avenir. Si elle avait pu voir le visage du blondin à ce moment-là -et peut-être le pouvait-elle-, la Seraph l'aurait vu se figer dans une expression indescriptible. Lentement, comme s'il avait peur de le briser, Edward sortit d'une poche de son jean un smartphone et l'activa, la lumière émise par son écran l'éblouissant légèrement de manière temporaire. Avec un petit sourire coupable, il le présenta à Lenna en rentrant la tête dans ses épaules.</text:p>
      <text:p text:style-name="Text_20_body"/>
      <text:p text:style-name="Text_20_body">-J'oublie à chaque fois...</text:p>
      <text:p text:style-name="P1">A la vue du téléphone qu'Edward sortit de la poche de son jean, le visage de Lenna s'assombrit encore -si une telle chose était possible. Son air d'amusement exaspéré laissa place à une expression presque méprisante qui eut l'effet d'une douche froide sur l'adolescent, qui comprit qu'ils en étaient arrivés au point fatidique où la Seraph en avait marre de ses idioties. Étant pourtant habitué à ce genre de réaction, que la plupart des personnes avec qui il essayait d'avoir une discussion finissaient par avoir au bout d'un moment en sa compagnie, il accusa le coup avec force cette fois-ci. Au vu de la façon dont la jeune femme avait réagi à ses bêtises, amusée par ses enfantillages, le blondin s'était dit que peut-être pour une fois il y échapperait. La dernière en date avait pourtant fait office de goutte d'eau faisant déborder le vase.</text:p>
      <text:p text:style-name="Text_20_body"/>
      <text:p text:style-name="Text_20_body">Edward resta stoïque lorsque Lenna s'empara de son téléphone pour y programmer une alarme, toute son énergie s'étant comme envolée à l'entente de son soupir non dissimulé. Sa vitalité enfantine, qui l'avait poussé à faire son cirque au parc, avait laissé place à une apathie morose, dans un changement aussi radical que soudain, comme un enfant que l'on venait de rappeler à l'ordre. Il récupéra son téléphone sans un mot, plus blessé qu'il ne le laissait paraître par cette action infantilisante qui n'était pas sans lui rappeler ses parents qui le traitaient toujours comme un gamin en raison de sa maladie. L'objet retrouva sa place originale dans l'une de ses poches et Edward leva la tête pour écouter ce que Lenna avait à lui dire, plaçant sa main en visière alors qu'il était légèrement ébloui par la lumière qui s'introduisit dans leur cachette lorsque celle-ci souleva son couvercle, ses yeux ayant fini par s'habituer à l'obscurité ambiante.</text:p>
      <text:p text:style-name="Text_20_body"/>
      <text:p text:style-name="Text_20_body">-Je vous suis.</text:p>
      <text:p text:style-name="Text_20_body"/>
      <text:p text:style-name="Text_20_body">Ignorant par fierté la main qui lui était tendue, le garçon fit de son mieux pour s'extirper du tas d'ordres dans lequel il marinait depuis quelques minutes maintenant. Encore une excellente idée de sa part, au vu de la manière gauche avec laquelle il se dépatouilla pour sortir, manquant de tomber à la renverse à plusieurs reprises en glissant sur des liquides dont il préférait ignorer la provenance, achevant de le tourner en ridicule. C'était désormais la frustration qui dominait son esprit, frustration de donner systématiquement raison à tous ces gens qui le considéraient comme un gamin incapable de se débrouiller par lui-même, et c'est le visage fermé qu'il emboîta le pas de la dernière en date à agir de la sorte.</text:p>
      <text:p text:style-name="P1">Son visage toujours affublé d'une petite moue râleuse, Edward suivait Lenna d'un pas nonchalant. Le blondin avait pris bien soin de laisser quelques mètres de distance entre eux et traînait des pieds d'un un air renfrogné. Les deux mains plongées bien profondément dans ses poches, il avait rentré la tête dans ses épaules ce qui lui donnait vraiment une tête de sale enfant capricieux vexé de s'être pris une remontrance. L'adolescent savait malgré tout que sans l'aide de la Seraph il aurait eu bien du mal à retrouver son chemin aussi il se garda bien d'émettre le moindre commentaire, se contentant de suivre les traces de celle-ci à bonne distance. Après une petite minute de marche cependant, Edward ne put s'empêcher de lever le bout de son nez, pour voir que Lenna avait quitté son air sévère et blasé pour se parer d'un petit sourire amusé. </text:p>
      <text:p text:style-name="Text_20_body"/>
      <text:p text:style-name="Text_20_body">Il comprit alors que l'énervement dont elle avait fait preuve quelques instants plus tôt n'était qu'une comédie, probablement destinée à le faire marcher. Et le blondin avait couru. Il s'était senti piqué dans son orgueil et avait réagi au quart de tour là où prendre un minimum de recul lui aurait certainement permis de comprendre qu'elle se jouait de lui. Voilà qui était encore plus vexant. Partagé entre sa fierté mise à mal et l'amusement provoqué par le petit jeu de Lenna, qui l'avait bien fait tourner en bourrique, Edward fit de son mieux pour retenir un sourire qui l'aurait encore plus décrédibilisé, tentant tant bien que mal de sauver sa dignité. C'est alors que la jeune femme lui indiqua qu'elle avait laissé son numéro dans son téléphone, juste au cas où. Sa curiosité à nouveau piquée au vif, l'étudiant sortit ledit objet de sa poche en arquant un sourcil. Une rapide vérification lui indiqua qu'un nouveau contact avait effectivement fait son apparition dans son répertoire.</text:p>
      <text:p text:style-name="Text_20_body"/>
      <text:p text:style-name="Text_20_body">-Hum... Lenna, c'est ça ? Je vais vous biper, comme ça vous aurez mon numéro aussi. </text:p>
      <text:p text:style-name="Text_20_body"/>
      <text:p text:style-name="Text_20_body">Tout en s'exécutant, Edward releva la tête, affichant enfin un nouveau petit sourire complice.</text:p>
      <text:p text:style-name="Text_20_body">-Si ça vous dit, je donne aussi dans le vandalisme de vitrines ou de murs sur la voie publique..</text:p>
      <text:p text:style-name="P1">Edward sentit une pointe de réticence dans la voix de Lenna lorsqu'il voulut l'appeler, clamant que son téléphone n'avait plus de batterie. Effectivement, le garçon tomba directement sur sa messagerie, signe que l'appareil était déchargé. Ou en tout cas, éteint. Sans insister, il rangea le sien dans sa poche avec un haussement d'épaules et reprit son chemin. A sa grande surprise, la jeune femme se montra partante pour ses idées stupides, qu'il avait simplement lancées comme boutades suite à la proposition faite de retourner casser des ampoules un de ces jours. Le sourire du blondin s'élargit encore un peu, ce dernier se sentant rassuré après l'épisode malheureux de la poubelle où il avait <text:s/>eu peur que la rencontre se termine en queue de poisson. La gare était désormais visible par les deux jeunes gens, suscitant un petit soupir de soulagement chez notre adolescent, pour qui la journée avait été bien plus mouvementée que prévu. Lenna lui donna une dernière recommandation, un conseil qu'il ne comprit pas. </text:p>
      <text:p text:style-name="Text_20_body"/>
      <text:p text:style-name="Text_20_body">-Euh... D'accord, c'est noté. Pourq...</text:p>
      <text:p text:style-name="Text_20_body"/>
      <text:p text:style-name="Text_20_body">Edward n'eut pas le temps de terminer sa phrase qu'un speaker annonçait que le dernier train pour chez lui était sur le point de partir. Tant pis pour le mystère des étoiles, il en saurait peut-être un peu plus s'il rencontrait le cas pour de bon... Sans attendre, le blondin se mit à trottiner dans la direction de la voie sur laquelle son train l'attendait -ou pas, justement. Juste avant de se perdre dans la foule, il se retourna pour adresser un dernier sourire de gratitude à Lenna tout en agitant la main dans sa direction.</text:p>
      <text:p text:style-name="Text_20_body"/>
      <text:p text:style-name="Text_20_body">-En tout cas, merci pour tout ! Je vous appelle dès que je vois une étoile filante... Ou que j'ai une envie pressante de vandaliser quelque chose...</text:p>
      <text:p text:style-name="Text_20_body"/>
      <text:p text:style-name="Text_20_body">Tout en parlant, Edward continuait à se diriger vers sa voie à reculons. Il percuta bien évidemment un autre voyageur au moment de se retourner, lequel se retrouva en train de râler le cul par terre. Trop pressé pour avoir le temps de s'excuser ou de l'aider, le garçon pointa simplement un doigt dans la direction de la Seraph avant de sauter dans un wagon tandis qu'un agent soufflait dans son sifflet pour signaler le départ de la locomotive.</text:p>
      <text:p text:style-name="Text_20_body"/>
      <text:p text:style-name="Text_20_body">-Voyez avec elle.</text:p>
      <text:p text:style-name="P1">Edward regardait l'écran de son téléphone, seule source de lumière dans sa chambre autrement plongée entièrement dans le noir. La lueur tremblotante éclairait faiblement un visage aux traits tirés mais pourtant parfaitement éveillés. La journée avait été particulièrement mouvementée et malgré l'énergie que le garçon avait dépensée, l'excitation qui en avait découlé l'empêchait de trouver le sommeil. Le blondin regardait le curseur clignoter sur l'écran des messages désespérément vide en soupirant périodiquement. Devait-il écrire ce message ? Et si oui, que devait-il mettre dedans ? Prenant une profonde inspiration, il finit par se décider et commença à taper.</text:p>
      <text:p text:style-name="Text_20_body"/>
      <text:p text:style-name="Text_20_body">« Salut, c'est Edward ! »</text:p>
      <text:p text:style-name="Text_20_body"/>
      <text:p text:style-name="Text_20_body">Edward resta un instant planté devant l'écran avant de tout effacer d'une traite. Il était pratiquement sûr qu'elle ne se souvenait pas de lui... Et même si c'était le cas, elle pouvait également ne pas se rappeler de ce qu'elle lui avait dit. Après tout, il avait lui-même oublié jusqu'à aujourd'hui. Mais pour autant, la coïncidence semblait trop belle pour en être véritablement une. Alors peut-être devait-il commencer par un petit rappel ? Le bruit des touches retentit à nouveau dans la chambre obscurcie par la nuit alors qu'Edward se concentrait pour écrire le message le moins rebutant possible.</text:p>
      <text:p text:style-name="Text_20_body"/>
      <text:p text:style-name="Text_20_body">« Bonsoir Lenna, C'est Edward. Je ne sais pas si vous vous souvenez, on s'est croisé dans un parc et vous m'avez filé un coup de main pour retrouver mon chemin... »</text:p>
      <text:p text:style-name="Text_20_body"/>
      <text:p text:style-name="Text_20_body">Le garçon s'arrêta de pianoter un moment. Il hésitait à en mettre plus, mais décida finalement d'attendre de voir la réponse de la Seraph -du moins si elle répondait. Il ajouta tout de même un mot avec un petit sourire avant de presser la touche « Envoyer » de son téléphone.</text:p>
      <text:p text:style-name="Text_20_body"/>
      <text:p text:style-name="Text_20_body">« Si ça peut vous aider à remettre, vous avez programmé une alarme sur mon téléphone. »</text:p>
      <text:p text:style-name="P2">Edward n'attendit pas longtemps. Quelques minutes seulement après avoir appuyé sur le bouton « Ok » de son téléphone, celui-ci s'illuminait à nouveau tout en vibrant. Le garçon fit une petite moue vexée en lisant la réponse de Lenna. Comment ça, « encore perdu » ? Ca ne lui arrivait pas [i]si[/i] souvent que ça, hein. Bon, ok, de temps en temps... </text:p>
      <text:p text:style-name="Standard"/>
      <text:p text:style-name="Standard">La question maintenant c'était de savoir comment aborder le sentiment qui lui trottait dans la tête. Après tout, le blondin n'était pas vraiment sûr que son interprétation était la bonne. Et s'il était complètement à côté de la plaque ? Elle le prendrait encore plus pour un gamin pas tout seul dans sa tête -probablement à raison d'ailleurs. Décidant qu'il aviserait le cas échéant -et sûrement aussi un peu parce que c'était définitivement un gamin pas tout seul dans sa tête et que ce genre de pensées ne le traversaient jamais vraiment, Edward se lança dans l'écriture de sa propre réponse malgré tout.</text:p>
      <text:p text:style-name="Standard"/>
      <text:p text:style-name="Standard">« Eh non, je ne me perds plus grâce au merveilleux GPS de mon téléphone... Je suis désolé de vous déranger. Je ne sais pas si vous vous souvenez de ce que vous m'avez dit la dernière fois, au sujet des étoiles filantes et des vœux ? J'ai peut-être enfin compris ce que vous vouliez dire. »</text:p>
      <text:p text:style-name="Standard"/>
      <text:p text:style-name="Standard">Edward hésita un instant avant d'écrire la suite.</text:p>
      <text:p text:style-name="Standard"/>
      <text:p text:style-name="Standard">« ...Par contre il est possible que j'ai fait un vœu sans vous attendre. »</text:p>
      <text:p text:style-name="P2">Comme précédemment, Edward attendit un instant avant que son téléphone ne vibre à nouveau. Cette fois-ci, la réponse de Lenna lui fit rater un battement de cœur. Elle avait compris. L'allusion au chat en était la preuve. Elle parlait de Bey. Restait maintenant à comprendre pourquoi elle lui demandait la couleur de son chat. Enfin surtout quelle réponse la jeune femme attendait. Les explications de Juliet et Alice lui avaient pas mal éclairci les idées à propos de la situation : tout le monde ne leur voulait pas du bien parmi ceux qui s'appelaient eux-même les « contractants ».</text:p>
      <text:p text:style-name="Standard"/>
      <text:p text:style-name="Standard">[strike]« Noir pourquoi ? Ca a vraiment une importance ? »[/strike]</text:p>
      <text:p text:style-name="Standard"/>
      <text:p text:style-name="Standard">Tout en effaçant ce qu'il avait commencé à taper, le blondin hésita quant à la marche à suivre. Jouer au bêta pouvait effectivement marcher, mais dans ce cas elle serait tout de même au courant du camp auquel il appartenait -pas vraiment pas choix. Et si c'était une Seraph ? Cela reviendrait à mettre une cible sur sa tête. Ne sachant trop que décider, Edward décida de temporiser en évitant la question.</text:p>
      <text:p text:style-name="Standard"/>
      <text:p text:style-name="Standard">« Eh bien... Je ne sais pas trop, pour l'instant les effets sont assez... imperceptibles. »</text:p>
      <text:p text:style-name="P2">Évidemment, cela n'avait pas fonctionné. Lenna était revenue à la charge d'emblée, ne lui laissant pas le temps de réfléchir à ce qu'il allait répondre au sujet de son camp. Son insistance en disait long sur la tension et l'animosité qui régnaient dans le monde des contractants, bien plus que les beaux discours de Juliet. Cela augmentait encore un peu plus l'appréhension d'Edward a faire cette révélation. </text:p>
      <text:p text:style-name="Standard"/>
      <text:p text:style-name="Standard">Au final, le blondin se prit à regretter de l'avoir contactée. Peut-être aurait-il dû attendre leur prochaine rencontre -si elle se produisait. Cela n'aurait pas changé grand chose dans le cas où Lenna était elle aussi une Nephil. Dans le cas contraire... Au moins il ne se serait pas déclaré officiellement ennemi d'une personne à qui il ne voulait aucun mal. Edward décida de repousser encore un peu le moment fatidique en envoyant un premier texto pour répondre à sa question au sujet de son vœu.</text:p>
      <text:p text:style-name="Standard"/>
      <text:p text:style-name="Standard">« Vous vous souvenez des ampoules ? J'ai peut-être un petit problème avec la disharmonie... J'ai souhaité avoir le pouvoir de rétablir l'équilibre. Ça m'aurait peut-être permis de réparer celle qui ne fonctionnait pas à l'époque lol »</text:p>
      <text:p text:style-name="Standard"/>
      <text:p text:style-name="Standard">Le trait d'humour était là pour la forme, mais le cœur n'y était pas. Lenna avait raison. Leur univers semblait trop étriqué pour qu'il puisse l'éviter ad vitam æternam. Autant être fixé. Le bruit des touches résonna à nouveau, plus lent tandis que le cœur du garçon battait plus vite dans sa poitrine.</text:p>
      <text:p text:style-name="Standard"/>
      <text:p text:style-name="Standard">« Mon chat était noir. Le vôtre ? »</text:p>
      <text:p text:style-name="P2">La réponse ne tarda pas. Edward se renfrogna dans la foulée. Utopique ?<text:tab/>C'était la raison pour laquelle le garçon avait hésité à avouer son vœu à Lenna. Elle le jugeait sans comprendre les motivations qui l'avaient poussé à prendre cette décision. Il ne s'agissait pas d'utopie, ni d'idéal ou quoique ce soit de noble. L'équilibre avait une dimension bien plus importante à ses yeux. Mais rentrer dans les détails à ce moment précis serait inutile. Lenna ne comprendrait sûrement pas ses véritables motivations. Aussi vexé qu'il était, Il valait mieux pour le blondin qu'il n'insiste pas sur ce point.</text:p>
      <text:p text:style-name="Standard"/>
      <text:p text:style-name="Standard">La suite du message fut bien plus violente. Lenna lui disait explicitement de l'oublier. Il ne pouvait y avoir qu'une seule raison à cela. Edward n'était pas la personne la plus intelligente de la planète, mais il l'était suffisamment pour comprendre ce que cela voulait dire. Ils étaient dans deux camps opposés. Son cœur, dont le rythme s'était accéléré lors de son dernier envoi, sembla s'arrêter pendant un instant. Etrange, n'est-ce pas ? Cette jeune femme, qu'il avait rencontré une fois à peine, pourquoi donc réagirait-il aussi brusquement ? Simplement car cela était le symbole de l'animosité entre les Seraphs et les Nephils, de la haine qu'ils se vouaient. Et par extension, de l'impasse dans laquelle il se trouvait.</text:p>
      <text:p text:style-name="Standard"/>
      <text:p text:style-name="Standard">-Est-ce que cela doit vraiment être comme cela ?</text:p>
      <text:p text:style-name="Standard"/>
      <text:p text:style-name="Standard">Edward n'avait aucun doute quant à la réponse à cette question. Sa tentative désespérée n'avait probablement aucune chance d'aboutir. Mais pour le blondin, qui était confronté à la réalité des choses de manière brutale alors qu'il sortait d'un monde paisible, il fallait qu'elle soit posée. L'aversion entre les camps était-elle à ce point inarrêtable ? Peut-être qu'il y avait encore un moyen pour qu'il ne tombe pas à son tour dans ce cercle de ha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1T12:15:06.69</meta:creation-date>
    <dc:date>2017-07-01T01:22:57.92</dc:date>
    <meta:editing-duration>P1DT23H7M32S</meta:editing-duration>
    <meta:editing-cycles>1148</meta:editing-cycles>
    <meta:generator>OpenOffice/4.1.1$Win32 OpenOffice.org_project/411m6$Build-9775</meta:generator>
    <dc:creator>Théo </dc:creator>
    <meta:document-statistic meta:table-count="0" meta:image-count="0" meta:object-count="0" meta:page-count="17" meta:paragraph-count="95" meta:word-count="5780" meta:character-count="34525"/>
  </office:meta>
</office:document-meta>
</file>